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ncalls</text:p>
          </table:table-cell>
          <table:table-cell office:value-type="string">
            <text:p>tottime</text:p>
          </table:table-cell>
          <table:table-cell office:value-type="string">
            <text:p>percall</text:p>
          </table:table-cell>
          <table:table-cell office:value-type="string">
            <text:p>cumtime</text:p>
          </table:table-cell>
          <table:table-cell office:value-type="string">
            <text:p>percall</text:p>
          </table:table-cell>
          <table:table-cell office:value-type="string">
            <text:p>filename:lineno(function)</text:p>
          </table:table-cell>
          <table:table-cell table:number-columns-repeated="3"/>
        </table:table-row>
        <table:table-row table:style-name="ro1">
          <table:table-cell office:value-type="float" office:value="3125914">
            <text:p>3125914</text:p>
          </table:table-cell>
          <table:table-cell office:value-type="float" office:value="233.799">
            <text:p>233.799</text:p>
          </table:table-cell>
          <table:table-cell office:value-type="float" office:value="0">
            <text:p>0</text:p>
          </table:table-cell>
          <table:table-cell office:value-type="float" office:value="343.581">
            <text:p>343.581</text:p>
          </table:table-cell>
          <table:table-cell office:value-type="float" office:value="0">
            <text:p>0</text:p>
          </table:table-cell>
          <table:table-cell office:value-type="string">
            <text:p>sample_failures</text:p>
          </table:table-cell>
          <table:table-cell table:number-columns-repeated="3"/>
        </table:table-row>
        <table:table-row table:style-name="ro1">
          <table:table-cell office:value-type="float" office:value="911953657">
            <text:p>911953657</text:p>
          </table:table-cell>
          <table:table-cell office:value-type="float" office:value="94.213">
            <text:p>94.213</text:p>
          </table:table-cell>
          <table:table-cell office:value-type="float" office:value="0">
            <text:p>0</text:p>
          </table:table-cell>
          <table:table-cell office:value-type="float" office:value="94.213">
            <text:p>94.213</text:p>
          </table:table-cell>
          <table:table-cell office:value-type="float" office:value="0">
            <text:p>0</text:p>
          </table:table-cell>
          <table:table-cell office:value-type="string">
            <text:p>random</text:p>
          </table:table-cell>
          <table:table-cell table:number-columns-repeated="2"/>
          <table:table-cell>
            <draw:frame table:end-cell-address="Sheet1.T28" table:end-x="0.167cm" table:end-y="0.425cm" draw:z-index="0" draw:style-name="gr1" svg:width="23.026cm" svg:height="11.699cm" svg:x="1.98cm" svg:y="0.016cm">
              <draw:object draw:notify-on-update-of-ranges="Sheet1.F2:Sheet1.F16 Sheet1.B2:Sheet1.B1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24417069">
            <text:p>124417069</text:p>
          </table:table-cell>
          <table:table-cell office:value-type="float" office:value="67.913">
            <text:p>67.913</text:p>
          </table:table-cell>
          <table:table-cell office:value-type="float" office:value="0">
            <text:p>0</text:p>
          </table:table-cell>
          <table:table-cell office:value-type="float" office:value="67.913">
            <text:p>67.913</text:p>
          </table:table-cell>
          <table:table-cell office:value-type="float" office:value="0">
            <text:p>0</text:p>
          </table:table-cell>
          <table:table-cell office:value-type="string">
            <text:p>as_csv</text:p>
          </table:table-cell>
          <table:table-cell table:number-columns-repeated="3"/>
        </table:table-row>
        <table:table-row table:style-name="ro1">
          <table:table-cell office:value-type="float" office:value="12997901">
            <text:p>12997901</text:p>
          </table:table-cell>
          <table:table-cell office:value-type="float" office:value="59.788">
            <text:p>59.788</text:p>
          </table:table-cell>
          <table:table-cell office:value-type="float" office:value="0">
            <text:p>0</text:p>
          </table:table-cell>
          <table:table-cell office:value-type="float" office:value="127.701">
            <text:p>127.701</text:p>
          </table:table-cell>
          <table:table-cell office:value-type="float" office:value="0">
            <text:p>0</text:p>
          </table:table-cell>
          <table:table-cell office:value-type="string">
            <text:p>str.join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42.152">
            <text:p>42.152</text:p>
          </table:table-cell>
          <table:table-cell table:number-columns-repeated="2" office:value-type="float" office:value="678.858">
            <text:p>678.858</text:p>
          </table:table-cell>
          <table:table-cell office:value-type="string">
            <text:p>main_failure</text:p>
          </table:table-cell>
          <table:table-cell table:number-columns-repeated="3"/>
        </table:table-row>
        <table:table-row table:style-name="ro1">
          <table:table-cell office:value-type="float" office:value="12996899">
            <text:p>12996899</text:p>
          </table:table-cell>
          <table:table-cell office:value-type="float" office:value="33.858">
            <text:p>33.858</text:p>
          </table:table-cell>
          <table:table-cell office:value-type="float" office:value="0">
            <text:p>0</text:p>
          </table:table-cell>
          <table:table-cell office:value-type="float" office:value="183.603">
            <text:p>183.603</text:p>
          </table:table-cell>
          <table:table-cell office:value-type="float" office:value="0">
            <text:p>0</text:p>
          </table:table-cell>
          <table:table-cell office:value-type="string">
            <text:p>Scenario.str</text:p>
          </table:table-cell>
          <table:table-cell table:number-columns-repeated="3"/>
        </table:table-row>
        <table:table-row table:style-name="ro1">
          <table:table-cell office:value-type="float" office:value="9860000">
            <text:p>9860000</text:p>
          </table:table-cell>
          <table:table-cell office:value-type="float" office:value="25.726">
            <text:p>25.726</text:p>
          </table:table-cell>
          <table:table-cell office:value-type="float" office:value="0">
            <text:p>0</text:p>
          </table:table-cell>
          <table:table-cell office:value-type="float" office:value="37.515">
            <text:p>37.515</text:p>
          </table:table-cell>
          <table:table-cell office:value-type="float" office:value="0">
            <text:p>0</text:p>
          </table:table-cell>
          <table:table-cell office:value-type="string">
            <text:p>combine_scenarios</text:p>
          </table:table-cell>
          <table:table-cell table:number-columns-repeated="3"/>
        </table:table-row>
        <table:table-row table:style-name="ro1">
          <table:table-cell office:value-type="float" office:value="12996899">
            <text:p>12996899</text:p>
          </table:table-cell>
          <table:table-cell office:value-type="float" office:value="22.045">
            <text:p>22.045</text:p>
          </table:table-cell>
          <table:table-cell office:value-type="float" office:value="0">
            <text:p>0</text:p>
          </table:table-cell>
          <table:table-cell office:value-type="float" office:value="149.745">
            <text:p>149.745</text:p>
          </table:table-cell>
          <table:table-cell office:value-type="float" office:value="0">
            <text:p>0</text:p>
          </table:table-cell>
          <table:table-cell office:value-type="string">
            <text:p>as_csv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21.325">
            <text:p>21.325</text:p>
          </table:table-cell>
          <table:table-cell office:value-type="float" office:value="0">
            <text:p>0</text:p>
          </table:table-cell>
          <table:table-cell office:value-type="float" office:value="21.325">
            <text:p>21.325</text:p>
          </table:table-cell>
          <table:table-cell office:value-type="float" office:value="0">
            <text:p>0</text:p>
          </table:table-cell>
          <table:table-cell office:value-type="string">
            <text:p>file.write</text:p>
          </table:table-cell>
          <table:table-cell table:number-columns-repeated="3"/>
        </table:table-row>
        <table:table-row table:style-name="ro1">
          <table:table-cell office:value-type="float" office:value="3125921">
            <text:p>3125921</text:p>
          </table:table-cell>
          <table:table-cell office:value-type="float" office:value="16.555">
            <text:p>16.555</text:p>
          </table:table-cell>
          <table:table-cell office:value-type="float" office:value="0">
            <text:p>0</text:p>
          </table:table-cell>
          <table:table-cell office:value-type="float" office:value="16.555">
            <text:p>16.555</text:p>
          </table:table-cell>
          <table:table-cell office:value-type="float" office:value="0">
            <text:p>0</text:p>
          </table:table-cell>
          <table:table-cell office:value-type="string">
            <text:p>dict.items</text:p>
          </table:table-cell>
          <table:table-cell table:number-columns-repeated="3"/>
        </table:table-row>
        <table:table-row table:style-name="ro1">
          <table:table-cell office:value-type="float" office:value="12996914">
            <text:p>12996914</text:p>
          </table:table-cell>
          <table:table-cell office:value-type="float" office:value="14.743">
            <text:p>14.743</text:p>
          </table:table-cell>
          <table:table-cell office:value-type="float" office:value="0">
            <text:p>0</text:p>
          </table:table-cell>
          <table:table-cell office:value-type="float" office:value="14.743">
            <text:p>14.743</text:p>
          </table:table-cell>
          <table:table-cell office:value-type="float" office:value="0">
            <text:p>0</text:p>
          </table:table-cell>
          <table:table-cell office:value-type="string">
            <text:p>Scenario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7.376">
            <text:p>7.376</text:p>
          </table:table-cell>
          <table:table-cell table:number-columns-repeated="2" office:value-type="float" office:value="418.7">
            <text:p>418.7</text:p>
          </table:table-cell>
          <table:table-cell office:value-type="string">
            <text:p>generate_n_unique</text:p>
          </table:table-cell>
          <table:table-cell table:number-columns-repeated="3"/>
        </table:table-row>
        <table:table-row table:style-name="ro1">
          <table:table-cell office:value-type="float" office:value="3125915">
            <text:p>3125915</text:p>
          </table:table-cell>
          <table:table-cell office:value-type="float" office:value="6.463">
            <text:p>6.463</text:p>
          </table:table-cell>
          <table:table-cell office:value-type="float" office:value="0">
            <text:p>0</text:p>
          </table:table-cell>
          <table:table-cell office:value-type="float" office:value="385.964">
            <text:p>385.964</text:p>
          </table:table-cell>
          <table:table-cell office:value-type="float" office:value="0">
            <text:p>0</text:p>
          </table:table-cell>
          <table:table-cell office:value-type="string">
            <text:p>failure_scenario_generator</text:p>
          </table:table-cell>
          <table:table-cell table:number-columns-repeated="3"/>
        </table:table-row>
        <table:table-row table:style-name="ro1">
          <table:table-cell office:value-type="float" office:value="3125914">
            <text:p>3125914</text:p>
          </table:table-cell>
          <table:table-cell office:value-type="float" office:value="6.452">
            <text:p>6.452</text:p>
          </table:table-cell>
          <table:table-cell office:value-type="float" office:value="0">
            <text:p>0</text:p>
          </table:table-cell>
          <table:table-cell office:value-type="float" office:value="9.526">
            <text:p>9.526</text:p>
          </table:table-cell>
          <table:table-cell office:value-type="float" office:value="0">
            <text:p>0</text:p>
          </table:table-cell>
          <table:table-cell office:value-type="string">
            <text:p>random.normal</text:p>
          </table:table-cell>
          <table:table-cell table:number-columns-repeated="3"/>
        </table:table-row>
        <table:table-row table:style-name="ro1">
          <table:table-cell office:value-type="float" office:value="3125914">
            <text:p>3125914</text:p>
          </table:table-cell>
          <table:table-cell office:value-type="float" office:value="5.938">
            <text:p>5.938</text:p>
          </table:table-cell>
          <table:table-cell office:value-type="float" office:value="0">
            <text:p>0</text:p>
          </table:table-cell>
          <table:table-cell office:value-type="float" office:value="5.938">
            <text:p>5.938</text:p>
          </table:table-cell>
          <table:table-cell office:value-type="float" office:value="0">
            <text:p>0</text:p>
          </table:table-cell>
          <table:table-cell office:value-type="string">
            <text:p>get_crow</text:p>
          </table:table-cell>
          <table:table-cell table:number-columns-repeated="3"/>
        </table:table-row>
        <table:table-row table:style-name="ro1">
          <table:table-cell office:value-type="float" office:value="3125914">
            <text:p>3125914</text:p>
          </table:table-cell>
          <table:table-cell office:value-type="float" office:value="5.891">
            <text:p>5.891</text:p>
          </table:table-cell>
          <table:table-cell office:value-type="float" office:value="0">
            <text:p>0</text:p>
          </table:table-cell>
          <table:table-cell office:value-type="float" office:value="5.891">
            <text:p>5.891</text:p>
          </table:table-cell>
          <table:table-cell office:value-type="float" office:value="0">
            <text:p>0</text:p>
          </table:table-cell>
          <table:table-cell office:value-type="string">
            <text:p>{round}</text:p>
          </table:table-cell>
          <table:table-cell table:number-columns-repeated="3"/>
        </table:table-row>
        <table:table-row table:style-name="ro1">
          <table:table-cell office:value-type="float" office:value="3125915">
            <text:p>3125915</text:p>
          </table:table-cell>
          <table:table-cell office:value-type="float" office:value="4.452">
            <text:p>4.452</text:p>
          </table:table-cell>
          <table:table-cell office:value-type="float" office:value="0">
            <text:p>0</text:p>
          </table:table-cell>
          <table:table-cell office:value-type="float" office:value="356.505">
            <text:p>356.505</text:p>
          </table:table-cell>
          <table:table-cell office:value-type="float" office:value="0">
            <text:p>0</text:p>
          </table:table-cell>
          <table:table-cell office:value-type="string">
            <text:p>sampler.py:210(make_sample_generator)</text:p>
          </table:table-cell>
          <table:table-cell table:number-columns-repeated="3"/>
        </table:table-row>
        <table:table-row table:style-name="ro1">
          <table:table-cell office:value-type="float" office:value="3125914">
            <text:p>3125914</text:p>
          </table:table-cell>
          <table:table-cell office:value-type="float" office:value="2.724">
            <text:p>2.724</text:p>
          </table:table-cell>
          <table:table-cell office:value-type="float" office:value="0">
            <text:p>0</text:p>
          </table:table-cell>
          <table:table-cell office:value-type="float" office:value="12.25">
            <text:p>12.25</text:p>
          </table:table-cell>
          <table:table-cell office:value-type="float" office:value="0">
            <text:p>0</text:p>
          </table:table-cell>
          <table:table-cell office:value-type="string">
            <text:p>buslevel.py:130(actual_load2)</text:p>
          </table:table-cell>
          <table:table-cell table:number-columns-repeated="3"/>
        </table:table-row>
        <table:table-row table:style-name="ro1">
          <table:table-cell office:value-type="float" office:value="3125914">
            <text:p>3125914</text:p>
          </table:table-cell>
          <table:table-cell office:value-type="float" office:value="2.529">
            <text:p>2.529</text:p>
          </table:table-cell>
          <table:table-cell office:value-type="float" office:value="0">
            <text:p>0</text:p>
          </table:table-cell>
          <table:table-cell office:value-type="float" office:value="8.472">
            <text:p>8.472</text:p>
          </table:table-cell>
          <table:table-cell office:value-type="float" office:value="0">
            <text:p>0</text:p>
          </table:table-cell>
          <table:table-cell office:value-type="string">
            <text:p>sampler.py:183(crow_failures)</text:p>
          </table:table-cell>
          <table:table-cell table:number-columns-repeated="3"/>
        </table:table-row>
        <table:table-row table:style-name="ro1">
          <table:table-cell office:value-type="float" office:value="4279242">
            <text:p>4279242</text:p>
          </table:table-cell>
          <table:table-cell office:value-type="float" office:value="2.095">
            <text:p>2.095</text:p>
          </table:table-cell>
          <table:table-cell office:value-type="float" office:value="0">
            <text:p>0</text:p>
          </table:table-cell>
          <table:table-cell office:value-type="float" office:value="2.095">
            <text:p>2.095</text:p>
          </table:table-cell>
          <table:table-cell office:value-type="float" office:value="0">
            <text:p>0</text:p>
          </table:table-cell>
          <table:table-cell office:value-type="string">
            <text:p>{math.log}</text:p>
          </table:table-cell>
          <table:table-cell table:number-columns-repeated="3"/>
        </table:table-row>
        <table:table-row table:style-name="ro1">
          <table:table-cell office:value-type="float" office:value="3125914">
            <text:p>3125914</text:p>
          </table:table-cell>
          <table:table-cell office:value-type="float" office:value="1.924">
            <text:p>1.924</text:p>
          </table:table-cell>
          <table:table-cell office:value-type="float" office:value="0">
            <text:p>0</text:p>
          </table:table-cell>
          <table:table-cell office:value-type="float" office:value="7.815">
            <text:p>7.815</text:p>
          </table:table-cell>
          <table:table-cell office:value-type="float" office:value="0">
            <text:p>0</text:p>
          </table:table-cell>
          <table:table-cell office:value-type="string">
            <text:p>buslevel.py:159(quantised_05)</text:p>
          </table:table-cell>
          <table:table-cell table:number-columns-repeated="3"/>
        </table:table-row>
        <table:table-row table:style-name="ro1">
          <table:table-cell office:value-type="float" office:value="3127096">
            <text:p>3127096</text:p>
          </table:table-cell>
          <table:table-cell office:value-type="float" office:value="0.629">
            <text:p>0.629</text:p>
          </table:table-cell>
          <table:table-cell office:value-type="float" office:value="0">
            <text:p>0</text:p>
          </table:table-cell>
          <table:table-cell office:value-type="float" office:value="0.629">
            <text:p>0.629</text:p>
          </table:table-cell>
          <table:table-cell office:value-type="float" office:value="0">
            <text:p>0</text:p>
          </table:table-cell>
          <table:table-cell office:value-type="string">
            <text:p>{len}</text:p>
          </table:table-cell>
          <table:table-cell table:number-columns-repeated="3"/>
        </table:table-row>
        <table:table-row table:style-name="ro1">
          <table:table-cell office:value-type="float" office:value="11000">
            <text:p>11000</text:p>
          </table:table-cell>
          <table:table-cell office:value-type="float" office:value="0.111">
            <text:p>0.111</text:p>
          </table:table-cell>
          <table:table-cell office:value-type="float" office:value="0">
            <text:p>0</text:p>
          </table:table-cell>
          <table:table-cell office:value-type="float" office:value="0.166">
            <text:p>0.166</text:p>
          </table:table-cell>
          <table:table-cell office:value-type="float" office:value="0">
            <text:p>0</text:p>
          </table:table-cell>
          <table:table-cell office:value-type="string">
            <text:p>scenario.py:48(scenario_from_csv)</text:p>
          </table:table-cell>
          <table:table-cell table:number-columns-repeated="3"/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0.076">
            <text:p>0.07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string">
            <text:p>scenario.py:28(stream_scenario_generator)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34">
            <text:p>0.034</text:p>
          </table:table-cell>
          <table:table-cell table:number-columns-repeated="2" office:value-type="float" office:value="0.168">
            <text:p>0.168</text:p>
          </table:table-cell>
          <table:table-cell office:value-type="string">
            <text:p>scenario.py:64(output_scenario)</text:p>
          </table:table-cell>
          <table:table-cell table:number-columns-repeated="3"/>
        </table:table-row>
        <table:table-row table:style-name="ro1">
          <table:table-cell office:value-type="float" office:value="12008">
            <text:p>12008</text:p>
          </table:table-cell>
          <table:table-cell office:value-type="float" office:value="0.023">
            <text:p>0.023</text:p>
          </table:table-cell>
          <table:table-cell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0">
            <text:p>0</text:p>
          </table:table-cell>
          <table:table-cell office:value-type="string">
            <text:p>{method 'split' of 'str' objects}</text:p>
          </table:table-cell>
          <table:table-cell table:number-columns-repeated="3"/>
        </table:table-row>
        <table:table-row table:style-name="ro1">
          <table:table-cell office:value-type="float" office:value="68501">
            <text:p>68501</text:p>
          </table:table-cell>
          <table:table-cell office:value-type="float" office:value="0.014">
            <text:p>0.014</text:p>
          </table:table-cell>
          <table:table-cell office:value-type="float" office:value="0">
            <text:p>0</text:p>
          </table:table-cell>
          <table:table-cell office:value-type="float" office:value="0.014">
            <text:p>0.014</text:p>
          </table:table-cell>
          <table:table-cell office:value-type="float" office:value="0">
            <text:p>0</text:p>
          </table:table-cell>
          <table:table-cell office:value-type="string">
            <text:p>{method 'strip' of 'str' objects}</text:p>
          </table:table-cell>
          <table:table-cell table:number-columns-repeated="3"/>
        </table:table-row>
        <table:table-row table:style-name="ro1">
          <table:table-cell office:value-type="float" office:value="6031">
            <text:p>6031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office:value-type="string">
            <text:p>modifiedtestcase.py:80(rnd_random)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3">
            <text:p>0.003</text:p>
          </table:table-cell>
          <table:table-cell table:number-columns-repeated="2" office:value-type="float" office:value="678.861">
            <text:p>678.861</text:p>
          </table:table-cell>
          <table:table-cell office:value-type="string">
            <text:p>main.py:155(main)</text:p>
          </table:table-cell>
          <table:table-cell table:number-columns-repeated="3"/>
        </table:table-row>
        <table:table-row table:style-name="ro1">
          <table:table-cell office:value-type="float" office:value="10265">
            <text:p>10265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{method 'append' of 'list' objects}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.003">
            <text:p>0.003</text:p>
          </table:table-cell>
          <table:table-cell office:value-type="string">
            <text:p>sampler.py:93(read)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.007">
            <text:p>0.007</text:p>
          </table:table-cell>
          <table:table-cell office:value-type="string">
            <text:p>modifiedtestcase.py:2(&lt;module&gt;)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.002">
            <text:p>0.002</text:p>
          </table:table-cell>
          <table:table-cell office:value-type="string">
            <text:p>loadflow.py:3(&lt;module&gt;)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collections.py:237(namedtuple)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.001">
            <text:p>0.001</text:p>
          </table:table-cell>
          <table:table-cell office:value-type="string">
            <text:p>__init__.py:24(&lt;module&gt;)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678.872">
            <text:p>678.872</text:p>
          </table:table-cell>
          <table:table-cell office:value-type="string">
            <text:p>main.py:2(&lt;module&gt;)</text:p>
          </table:table-cell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sampler.py:38(read_branch)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.004">
            <text:p>0.004</text:p>
          </table:table-cell>
          <table:table-cell office:value-type="string">
            <text:p>__init__.py:45(&lt;module&gt;)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6">06/04/2013</text:date>, <text:time>15:2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9:02:34.40</meta:creation-date>
    <dc:date>2013-04-06T15:22:41.08</dc:date>
    <meta:editing-duration>PT44M33S</meta:editing-duration>
    <meta:editing-cycles>3</meta:editing-cycles>
    <meta:generator>OpenOffice.org/3.4.1$Win32 OpenOffice.org_project/341m1$Build-9593</meta:generator>
    <meta:document-statistic meta:table-count="3" meta:cell-count="2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1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027cm" svg:height="11.7cm" xlink:href=".." xlink:type="simple" chart:class="chart:bar" chart:style-name="ch1">
        <chart:plot-area chart:style-name="ch2" table:cell-range-address="Sheet1.F2:Sheet1.F16 Sheet1.B2:Sheet1.B16" chart:data-source-has-labels="column" svg:x="1.593cm" svg:y="1.071cm" svg:width="20.514cm" svg:height="9.292cm">
          <chartooo:coordinate-region svg:x="2.4cm" svg:y="1.283cm" svg:width="19.707cm" svg:height="8.868cm"/>
          <chart:axis chart:dimension="x" chart:name="primary-x" chart:style-name="ch3" chartooo:axis-type="text">
            <chart:title svg:x="11.039cm" svg:y="10.597cm" chart:style-name="ch4">
              <text:p>Function</text:p>
            </chart:title>
            <chart:categories table:cell-range-address="Sheet1.F2:Sheet1.F16"/>
          </chart:axis>
          <chart:axis chart:dimension="y" chart:name="primary-y" chart:style-name="ch5">
            <chart:title svg:x="0.451cm" svg:y="7.626cm" chart:style-name="ch6">
              <text:p>Time Executing (sec)</text:p>
            </chart:title>
            <chart:grid chart:style-name="ch7" chart:class="major"/>
          </chart:axis>
          <chart:series chart:style-name="ch8" chart:values-cell-range-address="Sheet1.B2:Sheet1.B16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ample_failures</text:p>
                <draw:g>
                  <svg:desc>Sheet1.F2:Sheet1.F16</svg:desc>
                </draw:g>
              </table:table-cell>
              <table:table-cell office:value-type="float" office:value="233.799">
                <text:p>233.799</text:p>
                <draw:g>
                  <svg:desc>Sheet1.B2:Sheet1.B16</svg:desc>
                </draw:g>
              </table:table-cell>
            </table:table-row>
            <table:table-row>
              <table:table-cell office:value-type="string">
                <text:p>random</text:p>
              </table:table-cell>
              <table:table-cell office:value-type="float" office:value="94.213">
                <text:p>94.213</text:p>
              </table:table-cell>
            </table:table-row>
            <table:table-row>
              <table:table-cell office:value-type="string">
                <text:p>as_csv</text:p>
              </table:table-cell>
              <table:table-cell office:value-type="float" office:value="67.913">
                <text:p>67.913</text:p>
              </table:table-cell>
            </table:table-row>
            <table:table-row>
              <table:table-cell office:value-type="string">
                <text:p>str.join</text:p>
              </table:table-cell>
              <table:table-cell office:value-type="float" office:value="59.788">
                <text:p>59.788</text:p>
              </table:table-cell>
            </table:table-row>
            <table:table-row>
              <table:table-cell office:value-type="string">
                <text:p>main_failure</text:p>
              </table:table-cell>
              <table:table-cell office:value-type="float" office:value="42.152">
                <text:p>42.152</text:p>
              </table:table-cell>
            </table:table-row>
            <table:table-row>
              <table:table-cell office:value-type="string">
                <text:p>Scenario.str</text:p>
              </table:table-cell>
              <table:table-cell office:value-type="float" office:value="33.858">
                <text:p>33.858</text:p>
              </table:table-cell>
            </table:table-row>
            <table:table-row>
              <table:table-cell office:value-type="string">
                <text:p>combine_scenarios</text:p>
              </table:table-cell>
              <table:table-cell office:value-type="float" office:value="25.726">
                <text:p>25.726</text:p>
              </table:table-cell>
            </table:table-row>
            <table:table-row>
              <table:table-cell office:value-type="string">
                <text:p>as_csv</text:p>
              </table:table-cell>
              <table:table-cell office:value-type="float" office:value="22.045">
                <text:p>22.045</text:p>
              </table:table-cell>
            </table:table-row>
            <table:table-row>
              <table:table-cell office:value-type="string">
                <text:p>file.write</text:p>
              </table:table-cell>
              <table:table-cell office:value-type="float" office:value="21.325">
                <text:p>21.325</text:p>
              </table:table-cell>
            </table:table-row>
            <table:table-row>
              <table:table-cell office:value-type="string">
                <text:p>dict.items</text:p>
              </table:table-cell>
              <table:table-cell office:value-type="float" office:value="16.555">
                <text:p>16.555</text:p>
              </table:table-cell>
            </table:table-row>
            <table:table-row>
              <table:table-cell office:value-type="string">
                <text:p>Scenario</text:p>
              </table:table-cell>
              <table:table-cell office:value-type="float" office:value="14.743">
                <text:p>14.743</text:p>
              </table:table-cell>
            </table:table-row>
            <table:table-row>
              <table:table-cell office:value-type="string">
                <text:p>generate_n_unique</text:p>
              </table:table-cell>
              <table:table-cell office:value-type="float" office:value="7.376">
                <text:p>7.376</text:p>
              </table:table-cell>
            </table:table-row>
            <table:table-row>
              <table:table-cell office:value-type="string">
                <text:p>failure_scenario_generator</text:p>
              </table:table-cell>
              <table:table-cell office:value-type="float" office:value="6.463">
                <text:p>6.463</text:p>
              </table:table-cell>
            </table:table-row>
            <table:table-row>
              <table:table-cell office:value-type="string">
                <text:p>random.normal</text:p>
              </table:table-cell>
              <table:table-cell office:value-type="float" office:value="6.452">
                <text:p>6.452</text:p>
              </table:table-cell>
            </table:table-row>
            <table:table-row>
              <table:table-cell office:value-type="string">
                <text:p>get_crow</text:p>
              </table:table-cell>
              <table:table-cell office:value-type="float" office:value="5.938">
                <text:p>5.9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